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7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(0-4 )</text:p>
          </table:table-cell>
          <table:table-cell office:value-type="date" office:date-value="2020-01-26">
            <text:p>26/01/2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(4-8 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(8-12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Mediah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table:style-name="ce6" office:value-type="date" office:date-value="2020-01-26">
            <text:p>26/01/2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table:style-name="ce6" office:value-type="date" office:date-value="2020-01-26">
            <text:p>26/01/2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00M00S">
            <text:p>12:00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12M00S">
            <text:p>12:12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Calpheon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33M00S">
            <text:p>12:33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Vel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Vel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3H08M00S">
            <text:p>13:08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table:style-name="Default" office:value-type="string">
            <text:p>Valenc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3:33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3:33:11.75</dc:date>
    <meta:editing-duration>PT6H25M14S</meta:editing-duration>
    <meta:editing-cycles>41</meta:editing-cycles>
    <meta:generator>OpenOffice/4.1.7$Win32 OpenOffice.org_project/417m1$Build-9800</meta:generator>
    <meta:document-statistic meta:table-count="3" meta:cell-count="209" meta:object-count="0"/>
  </office:meta>
</office:document-meta>
</file>